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0147d4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0147d4" officeooo:paragraph-rsid="000147d4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7c588" officeooo:paragraph-rsid="000147d4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7c588" officeooo:paragraph-rsid="00015233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paragraph-rsid="00015233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015233" officeooo:paragraph-rsid="00015233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123d55" officeooo:paragraph-rsid="000147d4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0147d4" officeooo:paragraph-rsid="000147d4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0147d4" officeooo:paragraph-rsid="00015233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17c588" officeooo:paragraph-rsid="000147d4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015233" officeooo:paragraph-rsid="00015233" style:text-blinking="false" fo:background-color="transparen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47d4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5233" style:text-blinking="false" fo:background-color="transparent" loext:char-shading-value="0"/>
    </style:style>
    <style:style style:name="T4" style:family="text">
      <style:text-properties officeooo:rsid="0017c588"/>
    </style:style>
    <style:style style:name="T5" style:family="text">
      <style:text-properties officeooo:rsid="00123d55"/>
    </style:style>
    <style:style style:name="T6" style:family="text">
      <style:text-properties officeooo:rsid="00014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r. <text:span text:style-name="T6">Cristian Molina</text:span><text:span text:style-name="T4"> </text:span><text:span text:style-name="T6">Terrejo</text:span></text:p>
      <text:p text:style-name="P2">Socio en particular</text:p>
      <text:p text:style-name="P1"><text:span text:style-name="T5">Calle</text:span> de Maria Lluïsa Serra, 87. </text:p>
      <text:p text:style-name="P1">07700 MAHÓN, ISLAS BALEARES</text:p>
      <text:p text:style-name="P7"/>
      <text:p text:style-name="P7"/>
      <text:p text:style-name="P5"><text:span text:style-name="T3">Co</text:span><text:span text:style-name="T2">nvocamos a todos los socios incluyéndose a usted que la próxima</text:span><text:bookmark text:name="docs-internal-guid-8765426e-7fff-bb86-b22c-21d8786bde6f"/><text:span text:style-name="T2"> reunión del Club Marítimo de Mahón tendrá lugar el próximo lunes.</text:span></text:p>
      <text:p text:style-name="P8"/>
      <text:p text:style-name="P3"><text:span text:style-name="T1">Día: </text:span><text:span text:style-name="T2">4 </text:span><text:span text:style-name="T1">de d</text:span><text:span text:style-name="T3">icie</text:span><text:span text:style-name="T1">mbre del 20</text:span><text:span text:style-name="T2">23</text:span></text:p>
      <text:p text:style-name="P3"><text:span text:style-name="T1">Hora: 20:</text:span><text:span text:style-name="T2">00 </text:span><text:span text:style-name="T1">h</text:span></text:p>
      <text:p text:style-name="P4"><text:span text:style-name="T3">Lugar</text:span><text:span text:style-name="T1">: Sala </text:span><text:span text:style-name="T3">de Ac</text:span><text:span text:style-name="T1">t</text:span><text:span text:style-name="T3">o</text:span><text:span text:style-name="T1">s de</text:span><text:span text:style-name="T3">l Ay</text:span><text:span text:style-name="T1">untam</text:span><text:span text:style-name="T3">i</text:span><text:span text:style-name="T1">ent</text:span><text:span text:style-name="T3">o</text:span><text:span text:style-name="T1"> de </text:span><text:span text:style-name="T2">Mahón.</text:span></text:p>
      <text:p text:style-name="P10"/>
      <text:p text:style-name="P3"><text:span text:style-name="T1">Ord</text:span><text:span text:style-name="T3">en</text:span><text:span text:style-name="T1"> del día:</text:span></text:p>
      <text:p text:style-name="P10"/>
      <text:p text:style-name="P3"><text:span text:style-name="T1">1. Lectura </text:span><text:span text:style-name="T3">y</text:span><text:span text:style-name="T1"> apro</text:span><text:span text:style-name="T3">b</text:span><text:span text:style-name="T1">ació</text:span><text:span text:style-name="T3">n </text:span><text:span text:style-name="T1">de</text:span><text:span text:style-name="T3">l </text:span><text:span text:style-name="T1">acta de la sesió</text:span><text:span text:style-name="T3">n</text:span><text:span text:style-name="T1"> anterior.</text:span></text:p>
      <text:p text:style-name="P3"><text:span text:style-name="T1">2. Organizació</text:span><text:span text:style-name="T3">n</text:span><text:span text:style-name="T1"> de </text:span><text:span text:style-name="T3">las actividades con delfines.</text:span></text:p>
      <text:p text:style-name="P3"><text:span text:style-name="T1">3. Admisió</text:span><text:span text:style-name="T3">n</text:span><text:span text:style-name="T1"> de n</text:span><text:span text:style-name="T3">uevos</text:span><text:span text:style-name="T1"> m</text:span><text:span text:style-name="T3">ie</text:span><text:span text:style-name="T1">mbr</text:span><text:span text:style-name="T3">o</text:span><text:span text:style-name="T1">s </text:span><text:span text:style-name="T3">al Club.</text:span></text:p>
      <text:p text:style-name="P3"><text:span text:style-name="T1">4. </text:span><text:span text:style-name="T3">Turno abierto de palabras.</text:span></text:p>
      <text:p text:style-name="P11"/>
      <text:p text:style-name="P11"/>
      <text:p text:style-name="P11"/>
      <text:p text:style-name="P11">[firma]</text:p>
      <text:p text:style-name="P11"/>
      <text:p text:style-name="P11">Sebastian Osorio Rengifo</text:p>
      <text:p text:style-name="P6"><text:span text:style-name="T1">Presidente del </text:span><text:span text:style-name="T2">Club Marítimo de Mahón </text:span></text:p>
      <text:p text:style-name="P9"/>
      <text:p text:style-name="P6"><text:span text:style-name="T2">M</text:span><text:span text:style-name="T1">ahón, 28 de noviembre de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26:09.475616286</meta:creation-date>
    <dc:date>2023-12-03T13:23:04.245466480</dc:date>
    <meta:editing-duration>PT9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04" meta:character-count="609" meta:non-whitespace-character-count="520"/>
  </office:meta>
</office:document-meta>
</file>